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1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Documentation For CAN bus</text:p>
      <text:p text:style-name="P1"/>
      <text:list xml:id="list1838233849227894924" text:style-name="L1">
        <text:list-item>
          <text:p text:style-name="P2">Initial testing was done using demo code provided by the application note on the MSCAN for HSC12</text:p>
        </text:list-item>
        <text:list-item>
          <text:p text:style-name="P2">First test was compiling the code</text:p>
          <text:list>
            <text:list-item>
              <text:p text:style-name="P2">This failed, extensive syntax errors and logical errors were present in the code</text:p>
            </text:list-item>
            <text:list-item>
              <text:p text:style-name="P2">After debug and code rewrite, we were able to compile our code</text:p>
            </text:list-item>
          </text:list>
        </text:list-item>
        <text:list-item>
          <text:p text:style-name="P2">Second test was done using the LCD module that we had already set up</text:p>
          <text:list>
            <text:list-item>
              <text:p text:style-name="P2">A can message was sent using the adjusted demo code, and when the message was received by our interrupt function, code outputted the received CAN message to the LCD screen as a string.</text:p>
            </text:list-item>
            <text:list-item>
              <text:p text:style-name="P2">This test was a partial success, the message output to the LCD screen, however as we didn't format the message in a string format, the successful message was followed by a number of bytes of garbage</text:p>
              <text:list>
                <text:list-item>
                  <text:p text:style-name="P2">This was followed up by using the debugger to see what was the actual CAN message received, and confirm there was no actual garbage in the can message</text:p>
                </text:list-item>
              </text:list>
            </text:list-item>
          </text:list>
        </text:list-item>
        <text:list-item>
          <text:p text:style-name="P2">At this stage, code was written to generate message node ID's, as well as masks to fit and accept CAN messages according to the protocol our teams determined previously</text:p>
          <text:list>
            <text:list-item>
              <text:p text:style-name="P2">The first test for this change was to send a message to a single ID, and confirm receipt</text:p>
              <text:list>
                <text:list-item>
                  <text:p text:style-name="P2">This was successful</text:p>
                </text:list-item>
              </text:list>
            </text:list-item>
            <text:list-item>
              <text:p text:style-name="P2">The following test was to send to a single ID that our node should NOT accept, and confirm the message didn't get past the filter</text:p>
              <text:list>
                <text:list-item>
                  <text:p text:style-name="P2">This was unsuccessful, due to an error in the macro converting from the node ID into the correct mask which would only care about the specific bit in question</text:p>
                  <text:list>
                    <text:list-item>
                      <text:p text:style-name="P2">This was troubleshot, and the macro was corrected to properly invert and shift the ID into the correct position for the mask</text:p>
                    </text:list-item>
                  </text:list>
                </text:list-item>
                <text:list-item>
                  <text:p text:style-name="P2">Then this test was repeated, and was successful</text:p>
                </text:list-item>
              </text:list>
            </text:list-item>
            <text:list-item>
              <text:p text:style-name="P2">The next test confirmed that a broadcast sent to all nodes was properly received by our node</text:p>
              <text:list>
                <text:list-item>
                  <text:p text:style-name="P2">This was successful</text:p>
                </text:list-item>
              </text:list>
            </text:list-item>
            <text:list-item>
              <text:p text:style-name="P2">Then we tested a multicast sent to nodes including our node was properly received, and a multicast sent to nodes excluding our node was not received</text:p>
              <text:list>
                <text:list-item>
                  <text:p text:style-name="P2">This was successful</text:p>
                </text:list-item>
              </text:list>
            </text:list-item>
          </text:list>
        </text:list-item>
        <text:list-item>
          <text:p text:style-name="P2">At this stage we considered our CAN api functions to be successful, and we moved on with our project implement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Oudyk</meta:initial-creator>
    <meta:creation-date>2014-05-30T16:47:00.75</meta:creation-date>
    <dc:date>2014-05-31T09:18:22.22</dc:date>
    <dc:creator>Nick Oudyk</dc:creator>
    <meta:editing-duration>PT16H31M21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21" meta:word-count="387" meta:character-count="2047"/>
  </office:meta>
</office:document-meta>
</file>